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0ab2ef"/>
    </style:style>
    <style:style style:name="T12" style:family="text">
      <style:text-properties fo:language="en" fo:country="US" officeooo:rsid="000bc4ff"/>
    </style:style>
    <style:style style:name="T13" style:family="text">
      <style:text-properties fo:language="en" fo:country="US" officeooo:rsid="000e4173"/>
    </style:style>
    <style:style style:name="T1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86c37"/>
    </style:style>
    <style:style style:name="T19" style:family="text">
      <style:text-properties officeooo:rsid="000992e2"/>
    </style:style>
    <style:style style:name="T20" style:family="text">
      <style:text-properties officeooo:rsid="000ab2ef"/>
    </style:style>
    <style:style style:name="T21" style:family="text">
      <style:text-properties officeooo:rsid="000bc4ff"/>
    </style:style>
    <style:style style:name="T22" style:family="text">
      <style:text-properties officeooo:rsid="000e4173"/>
    </style:style>
    <style:style style:name="T23" style:family="text">
      <style:text-properties officeooo:rsid="0010e5c8"/>
    </style:style>
    <style:style style:name="T24" style:family="text">
      <style:text-properties officeooo:rsid="001231ef"/>
    </style:style>
    <style:style style:name="T25" style:family="text">
      <style:text-properties officeooo:rsid="00127c55"/>
    </style:style>
    <style:style style:name="T26" style:family="text">
      <style:text-properties officeooo:rsid="00131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8">EVO Reset Service</text:p>
      <text:p text:style-name="P17"/>
      <text:p text:style-name="P6"><text:span text:style-name="T26">26</text:span><text:span text:style-name="T25">.</text:span><text:span text:style-name="T26">12</text:span><text:span text:style-name="T25">.2012 </text:span><text:span text:style-name="T7">Версия 0.52а<text:tab/>Исправление</text:span></text:p>
      <text:p text:style-name="P21"><text:span text:style-name="T26">- </text:span><text:span text:style-name="T8">исправлена ошибка драйвера </text:span><text:span text:style-name="T26">NeoGS </text:span><text:span text:style-name="T8">из-за которой происходила порча некоторых ячеек при загрузке файлов при вызове через </text:span><text:span text:style-name="T26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25">RST 8.</text:span></text:p>
      <text:p text:style-name="P19"/>
      <text:p text:style-name="P5"><text:span text:style-name="T24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24">TR-DOS </text:span><text:span text:style-name="T6">диска.</text:span></text:p>
      <text:p text:style-name="P7"/>
      <text:p text:style-name="P4"><text:span text:style-name="T23">04.12.2012 </text:span><text:span text:style-name="T5">Версия 0.51</text:span><text:span text:style-name="T23">a </text:span><text:span text:style-name="T5">Исправление.</text:span></text:p>
      <text:p text:style-name="P4"><text:span text:style-name="T5">- исправлена блокировка при отсуствии </text:span><text:span text:style-name="T23">SD </text:span><text:span text:style-name="T5">карты на </text:span><text:span text:style-name="T23">NeoGS.</text:span></text:p>
      <text:p text:style-name="P13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18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18">NeoGS </text:span><text:span text:style-name="T2">при определении наличия </text:span><text:span text:style-name="T18">SD </text:span><text:span text:style-name="T2">карты из-за изменения настроек прерываний.</text:span></text:p>
      <text:p text:style-name="P9">- <text:span text:style-name="T19">устранена невозможность выбрать файл для загрузки с ленты при отсутствии в корне директорий.</text:span></text:p>
      <text:p text:style-name="P10">- <text:span text:style-name="T20">устранена проблема сброса/зависания при запуске </text:span><text:span text:style-name="T11">TAP </text:span><text:span text:style-name="T20">файлов при заблокированном режиме 48к.</text:span></text:p>
      <text:p text:style-name="P11">- <text:span text:style-name="T21">сделано автоопределение наличия </text:span><text:span text:style-name="T12">SD </text:span><text:span text:style-name="T21">карт с возможностью отключения.</text:span></text:p>
      <text:p text:style-name="P12"><text:span text:style-name="T22">- сделана выдача сообщение с блокировкой дальнейшей работы при обращении к примонтированному образу после удаления </text:span><text:span text:style-name="T13">SD </text:span><text:span text:style-name="T22">карты с которой был примонтирован образ.</text:span></text:p>
      <text:p text:style-name="P12"><text:span text:style-name="T22">- сделан контроль наличия </text:span><text:span text:style-name="T13">SD </text:span><text:span text:style-name="T22">карт с выдачей сообщения и блокировкой дальнейшей работы.</text:span></text:p>
      <text:p text:style-name="P12"><text:span text:style-name="T22">- переименован пункт </text:span><text:span text:style-name="T13">«W.Turbo Mode» </text:span><text:span text:style-name="T22">в </text:span><text:span text:style-name="T13">«W.CPU frequency».</text:span></text:p>
      <text:p text:style-name="P12"><text:span text:style-name="T22">- сделана принудительная полная инициализация после обновления </text:span><text:span text:style-name="T13">FlashROM.</text:span></text:p>
      <text:p text:style-name="P12"><text:span text:style-name="T22">- нажатие 0+</text:span><text:span text:style-name="T13">RESET </text:span><text:span text:style-name="T22">теперь не только возвращает основной режим, но и делает полную инициализацию внутренних переменных.</text:span></text:p>
      <text:p text:style-name="P12"><text:span text:style-name="T22">- сделан </text:span><text:span text:style-name="T13">CRC </text:span><text:span text:style-name="T22">контроль содержимого </text:span><text:span text:style-name="T13">CMOS </text:span><text:span text:style-name="T22">памяти используемых в работе, при неправильной </text:span><text:span text:style-name="T13">CRC </text:span><text:span text:style-name="T22">все используемые в работе ячейки перезаписываются исходными значениями.</text:span></text:p>
      <text:p text:style-name="P8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8">- пункт основного меню <text:span text:style-name="T9">«FAT boot» </text:span>переименован в «<text:span text:style-name="T9">File browser</text:span>».</text:p>
      <text:p text:style-name="P8">- в меню «<text:span text:style-name="T9">Service</text:span>» удалены пункты «<text:span text:style-name="T9">Load font 4 TEXTMODE</text:span>» и «<text:span text:style-name="T9">Image to RAMDISK</text:span>», функции этих пунктов теперь производятся через «<text:span text:style-name="T9">File browser</text:span>».</text:p>
      <text:p text:style-name="P8"><text:span text:style-name="T9">- </text:span>в меню «<text:span text:style-name="T9">Service</text:span>» добавлен пункт принудительного сброса на дефолтные значения <text:span text:style-name="T9">CMOS. </text:span>Также добавлен пункт демонтирования образов, если ни один образ не примонтирован меню не появляется.</text:p>
      <text:p text:style-name="P8">- загрузка/запуск файлов раскиданные ранее по разным пунктам разных меню теперь производятся через «<text:span text:style-name="T9">File browser</text:span>», кроме обновления прошивок. Обновление прошивок оставлено на старом месте.</text:p>
      <text:p text:style-name="P8">- переделан порядок доступа к <text:span text:style-name="T9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9">.</text:span></text:p>
      <text:p text:style-name="P8">- работа с <text:span text:style-name="T9">FAT </text:span>полностью перенесена в ПЗУ, вся вызовы сделаны через <text:span text:style-name="T9">RST 8</text:span>.</text:p>
      <text:p text:style-name="P8">- сделана сортировка по первым символам для директорий/файлов (сначала для директорий, потом для файлов).</text:p>
      <text:p text:style-name="P8">- сделано монтирование <text:span text:style-name="T9">TRD </text:span>образов на чтение/запись непосредственно на <text:span text:style-name="T9">FAT.</text:span></text:p>
      <text:p text:style-name="P8">- сделано монтирование <text:span text:style-name="T9">TRD </text:span>образов из текстового файла <text:span text:style-name="T9">IMAGE.MNT. </text:span>Возможность сохранения примонтированных образов в этот файл пока отсутствует.</text:p>
      <text:p text:style-name="P8">- в главном меню добавлен пункт «<text:span text:style-name="T9">Setup</text:span>»<text:span text:style-name="T9">. </text:span>Пока в нем 2 пункта: включение/выключение звука нажатых клавиш и включение/выключение доступа к <text:span text:style-name="T9">SD card NeoGS.</text:span></text:p>
      <text:p text:style-name="P8"><text:span text:style-name="T9">- </text:span>в связи с возможностью монтирования <text:span text:style-name="T9">TRD </text:span>образов сделана запись в драйверах устройств, пока только для монтировщика образов. <text:span text:style-name="T9">FAT </text:span>возможностей записи пока не имеет.</text:p>
      <text:p text:style-name="P8">- окно «<text:span text:style-name="T9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8">- после переезда работы с <text:span text:style-name="T9">FAT </text:span>в ПЗУ инициализация всех устройств делается всегда сразу по сбросу.</text:p>
      <text:p text:style-name="P8"><text:soft-page-break/>- сделано сохранение текущего пути при переходах по директориям.</text:p>
      <text:p text:style-name="P8">- обработчик и установщик <text:span text:style-name="T9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8">- шрифты для текстового режима теперь хранятся в упакованном виде.</text:p>
      <text:p text:style-name="P8">- переделаны вызовы <text:span text:style-name="T9">RST 8, </text:span>сделаны вызова из <text:span text:style-name="T9">EVO-DOS </text:span>для работы с примонтированными образами.</text:p>
      <text:p text:style-name="P8">- при загрузке <text:span text:style-name="T9">TAP </text:span>файлов через «<text:span text:style-name="T9">File browser</text:span>» принудительно включается бит эмуляции работы с лентой в <text:span text:style-name="T9">CMOS. </text:span>При вызове через «<text:span text:style-name="T9">Tape loader</text:span>» зависит от установленного режима.</text:p>
      <text:p text:style-name="P8">- при выборе <text:span text:style-name="T9">TRD </text:span>образов выдается меню выбора монтировать файл или загружать в рамдиск. <text:span text:style-name="T9">FDI </text:span>и <text:span text:style-name="T9">SCL </text:span>образа всегда грузятся в рамдиск.</text:p>
      <text:p text:style-name="P8"/>
      <text:p text:style-name="P8">24.01.2012 Версия 0.49<text:span text:style-name="T9">c </text:span>Переделки</text:p>
      <text:p text:style-name="P8">- переделаны обработчики <text:span text:style-name="T9">RST 8 </text:span>и <text:span text:style-name="T9">NMI </text:span>для полной независимости друг от друга.</text:p>
      <text:p text:style-name="P8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8">- исправлена проблема неправильного считывания фонта из-за несвоевременного переключения отображаемых экранов.</text:p>
      <text:p text:style-name="P8">- исправлено отображение некоторых регистров процессора.</text:p>
      <text:p text:style-name="P8"/>
      <text:p text:style-name="P8">18.01.2012 Версия 0.49 Добавление</text:p>
      <text:p text:style-name="P8">- добавлена поддержка волшебной кнопки <text:span text:style-name="T9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8"/>
      <text:p text:style-name="P8">17.12.2011 Версия 0.48 Дополнение</text:p>
      <text:p text:style-name="P8">- немного переделан тест <text:span text:style-name="T9">PC </text:span>клавиатуры, добавлено управление светодиодом <text:span text:style-name="T9">Caps LOCK.</text:span></text:p>
      <text:p text:style-name="P8"><text:span text:style-name="T9">- </text:span>в меню сервис поменяны местами пункты <text:span text:style-name="T9">“Image to RAMDISK” </text:span>и<text:span text:style-name="T9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8"/>
      <text:p text:style-name="P8">16.12.2011 Версия 0.47<text:span text:style-name="T9">d </text:span>Исправление</text:p>
      <text:p text:style-name="P8">- исправлено не выставление режимов памяти и турбо при запуске <text:span text:style-name="T9">HDD boot </text:span>и <text:span text:style-name="T9">CD boot.</text:span> </text:p>
      <text:p text:style-name="P8"/>
      <text:p text:style-name="P8">16.12.2011 Версия 0.47<text:span text:style-name="T9">c </text:span>Исправление</text:p>
      <text:p text:style-name="P8">- внесено еще немного изменений в <text:span text:style-name="T9">SPG </text:span>загрузчик.</text:p>
      <text:p text:style-name="P8"/>
      <text:p text:style-name="P8">15.12.2011 Версия 0.47<text:span text:style-name="T9">b </text:span>Исправление</text:p>
      <text:p text:style-name="P8">- добавлены изменения в код <text:span text:style-name="T9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8"><text:soft-page-break/>- переделан загрузчик HOBETA файлов и перенесен в другую страницу ROM.</text:p>
      <text:p text:style-name="P8">- добавлена возможность запускать <text:span text:style-name="T9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8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8">- добавлена возможность сброса в прошивку пользователя (<text:span text:style-name="T9">Custom ROM).</text:span></text:p>
      <text:p text:style-name="P8"><text:span text:style-name="T9">- </text:span>добавлена возможность менять прошивку пользователя (<text:span text:style-name="T9">Custom ROM) </text:span>размером 64 Кб не обновляя весь <text:span text:style-name="T9">ROM</text:span>.</text:p>
      <text:p text:style-name="P8">- изменены настройки хранимые в <text:span text:style-name="T9">CMOS </text:span>на противоположные для пунктов «<text:span text:style-name="T17">Reload FONT</text:span>» и «<text:span text:style-name="T17">Type FONT</text:span>». Теперь при инициализации настроек в <text:span text:style-name="T9">CMOS </text:span>пункты будут по умолчанию принимать значения <text:span text:style-name="T9">«</text:span><text:span text:style-name="T10">ON</text:span><text:span text:style-name="T9">» </text:span>и <text:span text:style-name="T9">«</text:span><text:span text:style-name="T10">CP866</text:span><text:span text:style-name="T9">» <text:s/></text:span><text:span text:style-name="T1">соответственно</text:span><text:span text:style-name="T9"> .</text:span></text:p>
      <text:p text:style-name="P8">- добавлено выставление режимов турбо при удержании <text:span text:style-name="T9">CS, SS, SPACE </text:span>при сбросе.</text:p>
      <text:p text:style-name="P8"/>
      <text:p text:style-name="P8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8"/>
      <text:p text:style-name="P2"><text:span text:style-name="T1">28.09.2011</text:span> <text:span text:style-name="T1">Версия 0.44 Исправления и дополнения</text:span></text:p>
      <text:p text:style-name="P8">- исправлен неправильное вычисления ширины окна из-за чего скроллер сдвигал не только в окне.</text:p>
      <text:p text:style-name="P8">- драйвера и менеджер устройств перенесены в ПЗУ и работают оттуда же. </text:p>
      <text:p text:style-name="P8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8">- исправлена ошибка из-за которой переключенные режимы не обновлялись на экране.</text:p>
      <text:p text:style-name="P8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8"/>
      <text:p text:style-name="P2"><text:span text:style-name="T1">21.07.2011</text:span> <text:span text:style-name="T1">Версия 0.41 Изменения и дополнения.</text:span></text:p>
      <text:p text:style-name="P8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8"/>
      <text:p text:style-name="P8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8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8">- переделан вывод рамки для <text:span text:style-name="T9">CMOS editor </text:span>в зависимости от выбранного шрифта.</text:p>
      <text:p text:style-name="P8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8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<text:soft-page-break/>04.05.2011 <text:span text:style-name="T1">Версия 0.38 Исправления и дополнения.</text:span></text:p>
      <text:p text:style-name="P8">- исправлена ошибка неправильного вычисления высоты файлового окна в зависимости от количества файлов</text:p>
      <text:p text:style-name="P8">- добавлено переключение загрузки с магнитофонного входа или с <text:span text:style-name="T9">FAT </text:span>устройств.</text:p>
      <text:p text:style-name="P8">- добавлена возможность загрузки и запуска <text:span text:style-name="T9">TAP </text:span>файлов.</text:p>
      <text:p text:style-name="P8"/>
      <text:p text:style-name="P8">23.03.2011 Версия 0.37 Дополнение.</text:p>
      <text:p text:style-name="P8">- в редакторе <text:span text:style-name="T9">CMOS </text:span>каждую секунду обновляются ячейки времени и перепечатываются на экране.</text:p>
      <text:p text:style-name="P8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8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8">- изменено ожидание нажатия клавиш при ошибках.</text:p>
      <text:p text:style-name="P8"/>
      <text:p text:style-name="P8">07.02.2011 Версия 0.31 Дополнение.</text:p>
      <text:p text:style-name="P8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8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8">- удалена очистка страниц памяти.</text:p>
      <text:p text:style-name="P8">- переделано форматирование рамдиска с учетом его нового формата.</text:p>
      <text:p text:style-name="P8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8">- рамдиск усложнился, в первой странице рамдиска создается таблица дорожек и секторов. Для <text:span text:style-name="T9">FDI </text:span>образа конвертируется заголок, для <text:span text:style-name="T9">TRD </text:span>и <text:span text:style-name="T9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8"><text:soft-page-break/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</text:span><text:span text:style-name="T1">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8">- сделано принудительное определение <text:span text:style-name="T9">FAT </text:span>даже при наличии <text:span text:style-name="T9">MBR.</text:span></text:p>
      <text:p text:style-name="P8">- начало рамдиска переехало на одну страницу вниз.</text:p>
      <text:p text:style-name="P8"/>
      <text:p text:style-name="P8">28.11.2010 Версия 0.24 Изменения.</text:p>
      <text:p text:style-name="P8">- изменен прошивальщик ПЗУ. Теперь прошивает все ПЗУ полностью все 512 Кб. Соотвественно в файловом окне отображаются только <text:span text:style-name="T9">ROM </text:span>файлы размером 512 Кб. Файлы размером 64 Кб не отображаются и не прошиваются.</text:p>
      <text:p text:style-name="P8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8">- устранено появление мышиного курсора при выборе конфигурации и при переключении турбо режима.</text:p>
      <text:p text:style-name="P8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8">- исправлено вылезание курсора в файловом окне при отсуствии файлов и нажатии кнопки перехода на страницу вверх.</text:p>
      <text:p text:style-name="P8">- поправлена упущенная возможность запуска кодовых блоков через <text:span text:style-name="T9">«FAT boot» </text:span>с возможностью выхода в Бейсик.</text:p>
      <text:p text:style-name="P8"/>
      <text:p text:style-name="P8">13.11.2010 Версия 0.22 Добавление функционала и исправление ошибки.</text:p>
      <text:p text:style-name="P8">- исправлена ошибка высчитывания остатка загрузки в страницу памяти при загрузке <text:span text:style-name="T9">SCL </text:span>файлов.</text:p>
      <text:p text:style-name="P8">- добавлен<text:span text:style-name="T9"> </text:span>пункт <text:span text:style-name="T9">«Update FLASH ROM»</text:span> для быстрого обновления прошивок ПЗУ. </text:p>
      <text:p text:style-name="P8"/>
      <text:p text:style-name="P8">03.11.2010 Версия 0.21 Добавление функционала для поддержки <text:span text:style-name="T9">EVO-DOS.</text:span></text:p>
      <text:p text:style-name="P8">- добавлена возможность капирования в память для виртуального дисковода <text:span text:style-name="T9">TRD </text:span>и <text:span text:style-name="T9">SCL </text:span>(раскрытие образов);</text:p>
      <text:p text:style-name="P8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9">DOS #3D13</text:span>;</text:p>
      <text:p text:style-name="P8">- на экране добавлена возможность менять виртуальный дискововод не только клавишей <text:span text:style-name="T9">“Y”, </text:span>но и при помощи мыши;</text:p>
      <text:p text:style-name="P8">- внизу экрана добавлен краткая помощь по клавишам не задействованным в меню и клавише вызова краткой помощи по основному управлению (<text:span text:style-name="T9">H+RESET);</text:span></text:p>
      <text:p text:style-name="P8">- переименованны пункты сервис меню для работы с рамдиском. Теперь пункты начинаются со слова <text:span text:style-name="T9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8">- исправлено невозможность выхода из ошибочной ситуации с выводом окна. При выдаче окна прерывания были зпрещены.</text:p>
      <text:p text:style-name="P8"/>
      <text:p text:style-name="P8">21.10.2010 Версия 0.2.1 Исправление ошибок.</text:p>
      <text:p text:style-name="P8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><text:soft-page-break/></text:p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8">- исправлено зависание при включение мыши по кнопке 9.</text:p>
      <text:p text:style-name="P8">- исправлен вылет в Бейсик при отсуствии мыши и попытке ее включения.</text:p>
      <text:p text:style-name="P8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8"/>
      <text:p text:style-name="P8">07.10.2010 Версия 0.1A4 Продолжение переделок, тестовая версия.</text:p>
      <text:p text:style-name="P8">- исправлен вывод файлов и директорий при количестве больше высоты окна (скроллинг и страничное перемещение).</text:p>
      <text:p text:style-name="P8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8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8">- еще немного поэкспериментировал с отображением горячих клавиш в менюшках. <text:s/></text:p>
      <text:p text:style-name="P8"/>
      <text:p text:style-name="P2"><text:span text:style-name="T1">25.09.2010 Версия 0.1</text:span>A<text:span text:style-name="T1">2 Продолжение переделок, тестовая версия.</text:span></text:p>
      <text:p text:style-name="P8">- переделал некоторые меню по внешнему виду для общего стиля.</text:p>
      <text:p text:style-name="P8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8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8">- переделка внешнего вида.</text:p>
      <text:p text:style-name="P8">- переделана обработка горячих клавиш.</text:p>
      <text:p text:style-name="P8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8"/>
      <text:p text:style-name="P2">17.09.2010 <text:span text:style-name="T1">Версия 0.1А Вторая ревизия сорцов, тестовая версия.</text:span></text:p>
      <text:p text:style-name="P8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8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8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8">- исправил смену режимов без перерисовки экрана.</text:p>
      <text:p text:style-name="P8">- при смене дисковода перерисовка происходит из-за возможно открытого файлового меню.</text:p>
      <text:p text:style-name="P8">- при открытом файловом меню для <text:span text:style-name="T9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8"><text:soft-page-break/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8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8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8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8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8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8">- исправлена возможность загрузки файлов размером максимум 40960 байт. В предыдущих версиях размер был максимум 40959 байт.</text:p>
      <text:p text:style-name="P8"/>
      <text:p text:style-name="P8">22.02.2010 Версия 0.11 Исправлен первый глюк.</text:p>
      <text:p text:style-name="P8">- неправильно отдавался тип <text:span text:style-name="T9">FAT </text:span>устройства микрозагрузчику <text:span text:style-name="T9">HOBETA </text:span>файлов.</text:p>
      <text:p text:style-name="P2"/>
      <text:p text:style-name="P2">21.02.2010 <text:span text:style-name="T1">Версия 0.1 Проверка и тестирование. </text:span></text:p>
      <text:p text:style-name="P14"><text:span text:style-name="T15">- за основу взяты исходники </text:span><text:span text:style-name="T14">GLUK 6.62. </text:span><text:span text:style-name="T15">Все исходники переведены в текстовый формат для </text:span><text:span text:style-name="T15">компиляции </text:span><text:span text:style-name="T1">SjASMPlus</text:span><text:span text:style-name="T14">. </text:span><text:span text:style-name="T15">При сборке используется упаковщик </text:span><text:span text:style-name="T14">MHMT.</text:span></text:p>
      <text:p text:style-name="P15"><text:span text:style-name="T16">- все исходники разбиты на несколько файлов по смыслу, хотя распределение не окончательное и </text:span><text:span text:style-name="T16">местами не точное. Многое осталось от исходного </text:span><text:span text:style-name="T14">GLUK</text:span><text:span text:style-name="T16">а. Так сказать «забадяжил» на старых </text:span><text:span text:style-name="T16">дрожжах.</text:span></text:p>
      <text:p text:style-name="P15"><text:span text:style-name="T16">- при переделке не пострадали и не изменялись все функции вызываемые по «Кнопка+</text:span><text:span text:style-name="T14">RESET</text:span><text:span text:style-name="T16">».</text:span></text:p>
      <text:p text:style-name="P15"><text:span text:style-name="T16">- без изменений остались </text:span><text:span text:style-name="T14">CD Boot </text:span><text:span text:style-name="T16">и </text:span><text:span text:style-name="T14">HDD Boot.</text:span></text:p>
      <text:p text:style-name="P15"><text:span text:style-name="T16">- полностью удален </text:span><text:span text:style-name="T14">PC.</text:span></text:p>
      <text:p text:style-name="P15"><text:span text:style-name="T16">- убрано определение байта </text:span><text:span text:style-name="T14">#47 </text:span><text:span text:style-name="T16">в ячейке </text:span><text:span text:style-name="T14">#12 CMOS.</text:span></text:p>
      <text:p text:style-name="P15"><text:span text:style-name="T14">- </text:span><text:span text:style-name="T16">удалены из исходников все опции связанные с компиляцией для АТМ.</text:span></text:p>
      <text:p text:style-name="P8">- убрана прозрачность окон.</text:p>
      <text:p text:style-name="P8"><text:soft-page-break/>- убран вывод на экран уменьшенных копий сохраненных экранов, что создавало мусор на экране.</text:p>
      <text:p text:style-name="P15"><text:span text:style-name="T16">- удалены все пункты не имеющие никакой ценности. К ним относятся следующие пункты: </text:span><text:span text:style-name="T14">P.C., </text:span><text:span text:style-name="T14">P.C.512, Cache, R.C., STS, XAS, Save SCR, TR KEEPER. </text:span><text:span text:style-name="T16">Удален также вновь добавленный пункт </text:span><text:span text:style-name="T14">FATALL. </text:span></text:p>
      <text:p text:style-name="P15"><text:span text:style-name="T16">- в меню «</text:span><text:span text:style-name="T14">Kills</text:span><text:span text:style-name="T16">»</text:span><text:span text:style-name="T14"> </text:span><text:span text:style-name="T16">следующие изменения: удален пункт </text:span><text:span text:style-name="T14">Low MEM. </text:span><text:span text:style-name="T16">Пункт </text:span><text:span text:style-name="T14">Pages </text:span><text:span text:style-name="T16">переименован в </text:span><text:span text:style-name="T14">Pages </text:span><text:span text:style-name="T14">128 </text:span><text:span text:style-name="T16">по функциональности. Форматилки </text:span><text:span text:style-name="T14">RAM </text:span><text:span text:style-name="T16">диска также переименованы по смыслу и добавлена </text:span><text:span text:style-name="T16">форматилка на 640 килобайт (стандартный размер </text:span><text:span text:style-name="T14">TR-DOS </text:span><text:span text:style-name="T16">дискеты</text:span><text:span text:style-name="T14">)</text:span><text:span text:style-name="T16">.</text:span></text:p>
      <text:p text:style-name="P1"><text:span text:style-name="T16">- </text:span><text:span text:style-name="T15">там же в меню «</text:span><text:span text:style-name="T16">Kills</text:span><text:span text:style-name="T15">» оставлен копировщик дискет с форматированием диска-приемника.</text:span></text:p>
      <text:p text:style-name="P8">- временно убрана раскраска главного окна.</text:p>
      <text:p text:style-name="P15"><text:span text:style-name="T16">- у часов теперь не 2 состояния, а 3. Часы не найдены, на экране надпись </text:span><text:span text:style-name="T14">«NO CMOS». </text:span><text:span text:style-name="T16">Часы </text:span><text:span text:style-name="T16">найдены, но выключены. Надпись на экране </text:span><text:span text:style-name="T14">«OFF CMOS». </text:span><text:span text:style-name="T16">При найденных и включенных </text:span><text:span text:style-name="T16">соотвественно отображают время.</text:span></text:p>
      <text:p text:style-name="P15"><text:span text:style-name="T16">- обновление часов теперь происходит не по тайм ауту, а по установке бита 4 регистра </text:span><text:span text:style-name="T14">C </text:span><text:span text:style-name="T16">самих </text:span><text:span text:style-name="T1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15"><text:span text:style-name="T16">- определение часов делается по ячейке 0 (секунды). Ячейка </text:span><text:span text:style-name="T14">#11 </text:span><text:span text:style-name="T16">принимающее значение </text:span><text:span text:style-name="T14">#AA (</text:span><text:span text:style-name="T16">часы </text:span><text:span text:style-name="T16">включены)</text:span><text:span text:style-name="T14"> </text:span><text:span text:style-name="T16">или </text:span><text:span text:style-name="T14">#55 </text:span><text:span text:style-name="T16">(часы выключены) не используется для определения наличия часов.</text:span></text:p>
      <text:p text:style-name="P8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15"><text:span text:style-name="T16">- устранен глюк связанный с надписью </text:span><text:span text:style-name="T14">«I KNOW NOW». </text:span><text:span text:style-name="T16">При выбранном диске «</text:span><text:span text:style-name="T14">D</text:span><text:span text:style-name="T16">» и при </text:span><text:span text:style-name="T16">отсутствии на диске Бейсик файлов (при выборе «</text:span><text:span text:style-name="T14">GLUK BOOT</text:span><text:span text:style-name="T16">» выводится </text:span><text:span text:style-name="T14">«NO PROGS») </text:span><text:span text:style-name="T16">при </text:span><text:span text:style-name="T16">повторном нажатии </text:span><text:span text:style-name="T14">«Enter» выводилась</text:span><text:span text:style-name="T16"> окошко с текстом </text:span><text:span text:style-name="T14">«I KNOW NOW» </text:span><text:span text:style-name="T16">и все вешалось с </text:span><text:span text:style-name="T16">перерисовкой экрана без главного меню и выбранном диске </text:span><text:span text:style-name="T14">«A».</text:span></text:p>
      <text:p text:style-name="P14"><text:span text:style-name="T14">- </text:span><text:span text:style-name="T15">из-за использования части старого кода и неизменном (пока) главном цикле опроса управления не </text:span><text:span text:style-name="T15">устранен глюк с блокировкой клавиатуры. При наведении курсора мыши на буковки выбора дисководов </text:span><text:span text:style-name="T1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14">- в главное меню добавлен пункт <text:span text:style-name="T9">«FAT Boot» </text:span><text:span text:style-name="T1">для загрузки кодовых блоков записанных на </text:span><text:span text:style-name="T9">FAT </text:span><text:span text:style-name="T1">в </text:span><text:span text:style-name="T1">формате </text:span><text:span text:style-name="T9">HOBETA.</text:span></text:p>
      <text:p text:style-name="P15">- для работы с <text:span text:style-name="T9">FAT </text:span>добавлен соответствующий код и поддержка <text:span text:style-name="T9">SD </text:span>карт на <text:span text:style-name="T9">NeoGS </text:span>и <text:span text:style-name="T9">Z-</text:span>контроллер (на <text:span text:style-name="T9">ZX Evo </text:span>контроллер встроен в плату) и контроллер винчестера подключаемый по схеме <text:span text:style-name="T9">Nemo.</text:span></text:p>
      <text:p text:style-name="P1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9">GLUK</text:span><text:span text:style-name="T1">а открыты :</text:span><text:span text:style-name="T9">D</text:span></text:p>
      <text:p text:style-name="P14"><text:span text:style-name="T9">- </text:span><text:span text:style-name="T1">за глюки связанные с </text:span><text:span text:style-name="T9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26T21:39:02.35</dc:date>
    <meta:editing-duration>P26DT11H15M42S</meta:editing-duration>
    <meta:editing-cycles>159</meta:editing-cycles>
    <meta:generator>LibreOffice/3.6$Windows_x86 LibreOffice_project/2ef5aff-a6fb0ff-166bdff-cf087ad-0f1389</meta:generator>
    <meta:document-statistic meta:table-count="0" meta:image-count="0" meta:object-count="0" meta:page-count="8" meta:paragraph-count="260" meta:word-count="3342" meta:character-count="23068" meta:non-whitespace-character-count="19969"/>
  </office:meta>
</office:document-meta>
</file>